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Πίνακας2" style:family="table">
      <style:table-properties style:width="48.182cm" table:align="left"/>
    </style:style>
    <style:style style:name="Πίνακας2.A" style:family="table-column">
      <style:table-column-properties style:column-width="17.618cm"/>
    </style:style>
    <style:style style:name="Πίνακας2.B" style:family="table-column">
      <style:table-column-properties style:column-width="9.296cm"/>
    </style:style>
    <style:style style:name="Πίνακας2.C" style:family="table-column">
      <style:table-column-properties style:column-width="21.269cm"/>
    </style:style>
    <style:style style:name="Πίνακας2.A1" style:family="table-cell">
      <style:table-cell-properties style:vertical-align="middle" fo:padding="0cm" fo:border="none"/>
    </style:style>
    <style:style style:name="Πίνακας2.6" style:family="table-row">
      <style:table-row-properties style:min-row-height="0.132cm"/>
    </style:style>
    <style:style style:name="Πίνακας2.11" style:family="table-row">
      <style:table-row-properties style:min-row-height="0.46cm"/>
    </style:style>
    <style:style style:name="P1" style:family="paragraph" style:parent-style-name="Text_20_body">
      <style:paragraph-properties fo:text-align="center" style:justify-single-word="false"/>
    </style:style>
    <style:style style:name="P2" style:family="paragraph" style:parent-style-name="Table_20_Contents">
      <style:paragraph-properties fo:margin-top="0cm" fo:margin-bottom="0cm" style:contextual-spacing="false"/>
    </style:style>
    <style:style style:name="P3" style:family="paragraph" style:parent-style-name="Table_20_Contents">
      <style:text-properties fo:font-size="2pt" style:font-size-asian="2pt" style:font-size-complex="2pt"/>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Heading_20_2" style:master-page-name="HTML">
      <style:paragraph-properties style:page-number="auto"/>
    </style:style>
    <style:style style:name="T1" style:family="text">
      <style:text-properties fo:font-weight="bold"/>
    </style:style>
    <style:style style:name="T2" style:family="text">
      <style:text-properties fo:font-style="italic"/>
    </style:style>
    <style:style style:name="T3" style:family="text">
      <style:text-properties fo:font-size="8.25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form:form form:name="unnamed0" form:apply-filter="true" form:control-implementation="ooo:com.sun.star.form.component.Form" office:target-frame="" xlink:href="file:///media/search" xlink:type="simple">
          <form:properties>
            <form:property form:property-name="PropertyChangeNotificationEnabled" office:value-type="boolean" office:boolean-value="true"/>
          </form:properties>
          <form:hidden form:name="cx" form:control-implementation="ooo:com.sun.star.form.component.HiddenControl" xml:id="control1" form:id="control1" form:value="009245469817848559060:r2g9otu_04y"/>
          <form:hidden form:name="cof" form:control-implementation="ooo:com.sun.star.form.component.HiddenControl" xml:id="control2" form:id="control2" form:value="FORID:10"/>
          <form:hidden form:name="ie" form:control-implementation="ooo:com.sun.star.form.component.HiddenControl" xml:id="control3" form:id="control3" form:value="UTF-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main">
        <text:h text:style-name="P6" text:outline-level="2"><text:bookmark text:name="Performing_a_custom_installation_of_Sugar_FastStack"/>Performing a custom installation of Sugar FastStack</text:h>
        <text:p text:style-name="Text_20_body">Follow the process listed below to perform a custom installation of Sugar FastStack.</text:p>
        <table:table table:name="Πίνακας2" table:style-name="Πίνακας2">
          <table:table-column table:style-name="Πίνακας2.A"/>
          <table:table-column table:style-name="Πίνακας2.B"/>
          <table:table-column table:style-name="Πίνακας2.C"/>
          <table:table-row>
            <table:table-cell table:style-name="Πίνακας2.A1" office:value-type="string">
              <text:p text:style-name="P2">Task</text:p>
            </table:table-cell>
            <table:table-cell table:style-name="Πίνακας2.A1" office:value-type="string">
              <text:p text:style-name="P2">Result</text:p>
            </table:table-cell>
            <table:table-cell table:style-name="Πίνακας2.A1" office:value-type="string">
              <text:p text:style-name="P2">Comments</text:p>
            </table:table-cell>
          </table:table-row>
          <table:table-row>
            <table:table-cell table:style-name="Πίνακας2.A1" office:value-type="string">
              <text:p text:style-name="P2">1. <text:s/>Πηγαίνετε στην ιστοσελίδα Sugar και κατεβάστε το εκτελέσιμο αρχείο sugarcrm-CE-6.5.0-osx-installer.app.tgz.</text:p>
            </table:table-cell>
            <table:table-cell table:style-name="Πίνακας2.A1" office:value-type="string">
              <text:p text:style-name="P3"/>
            </table:table-cell>
            <table:table-cell table:style-name="Πίνακας2.A1" office:value-type="string">
              <text:p text:style-name="P3"/>
            </table:table-cell>
          </table:table-row>
          <table:table-row>
            <table:table-cell table:style-name="Πίνακας2.A1" office:value-type="string">
              <text:p text:style-name="P2">2. Πλοηγηθέιτε στην τοποθεσία που αποθηκεύσατε το παραπάνω αρχείο και πατήστε διπλό κλικ για να ξεκινήσετε την εγκατάσταση.</text:p>
            </table:table-cell>
            <table:table-cell table:style-name="Πίνακας2.A1" office:value-type="string">
              <text:p text:style-name="P2">Εμφανίζει την σελίδα εγκατάστασης του SugarCRM.</text:p>
            </table:table-cell>
            <table:table-cell table:style-name="Πίνακας2.A1" office:value-type="string">
              <text:p text:style-name="P3"/>
            </table:table-cell>
          </table:table-row>
          <table:table-row>
            <table:table-cell table:style-name="Πίνακας2.A1" office:value-type="string">
              <text:p text:style-name="P2">3. Πατήστε Επόμενο</text:p>
            </table:table-cell>
            <table:table-cell table:style-name="Πίνακας2.A1" office:value-type="string">
              <text:p text:style-name="P2">Εμφανίζει την σελίδα διαδρομής εγκατάσης.</text:p>
            </table:table-cell>
            <table:table-cell table:style-name="Πίνακας2.A1" office:value-type="string">
              <text:p text:style-name="P2">Η προκαθορισμένη τοποθεσία εμφανίζετε στο πεδίο Τοποθεσία εγκατάστασης. Πατήστε το εικονίδιο του φακέλου και περιηγηθείτε στην τοποθεσία που θέλετε να εγκατασταθεί το πρόγραμμα αν θέλετε να αλλάξετε την τοποθεσία.</text:p>
            </table:table-cell>
          </table:table-row>
          <table:table-row>
            <table:table-cell table:style-name="Πίνακας2.A1" office:value-type="string">
              <text:p text:style-name="P2">3. Πατήστε Επόμενο</text:p>
            </table:table-cell>
            <table:table-cell table:style-name="Πίνακας2.A1" office:value-type="string">
              <text:p text:style-name="P2">Εμφανίζει την σελίδα Επιλογής Συστατικών.</text:p>
            </table:table-cell>
            <table:table-cell table:style-name="Πίνακας2.A1" office:value-type="string">
              <text:p text:style-name="P2">Το συστατικό phpMyAdmin είναι επιλεγμένο εξ αρχής.</text:p>
            </table:table-cell>
          </table:table-row>
          <table:table-row table:style-name="Πίνακας2.6">
            <table:table-cell table:style-name="Πίνακας2.A1" office:value-type="string">
              <text:p text:style-name="P2">3. Πατήστε Επόμενο</text:p>
            </table:table-cell>
            <table:table-cell table:style-name="Πίνακας2.A1" office:value-type="string">
              <text:p text:style-name="P2">Εμφανίζει την σελίδα με τον τύπο εγκατάστασης</text:p>
            </table:table-cell>
            <table:table-cell table:style-name="Πίνακας2.A1" office:value-type="string">
              <text:p text:style-name="P3"/>
            </table:table-cell>
          </table:table-row>
          <table:table-row>
            <table:table-cell table:style-name="Πίνακας2.A1" office:value-type="string">
              <text:p text:style-name="P2">6. Επιλέξτε προσαρμοσμένη εγκατάσταση και Πατήστε Επόμενο</text:p>
            </table:table-cell>
            <table:table-cell table:style-name="Πίνακας2.A1" office:value-type="string">
              <text:p text:style-name="P2">Εμφανίζει την σελίδα με το όνομα συστήματος</text:p>
            </table:table-cell>
            <table:table-cell table:style-name="Πίνακας2.A1" office:value-type="string">
              <text:p text:style-name="P3"/>
            </table:table-cell>
          </table:table-row>
          <table:table-row>
            <table:table-cell table:style-name="Πίνακας2.A1" office:value-type="string">
              <text:p text:style-name="P2">7. Αντικαταστήστε την IP διεύθυνση με το όνομα του συστήματος.</text:p>
            </table:table-cell>
            <table:table-cell table:style-name="Πίνακας2.A1" office:value-type="string">
              <text:p text:style-name="P3"/>
            </table:table-cell>
            <table:table-cell table:style-name="Πίνακας2.A1" office:value-type="string">
              <text:p text:style-name="P2">Αυτό εμφανίζει το όνομα στην γραμμή τίτλου του περιηγητή.</text:p>
            </table:table-cell>
          </table:table-row>
          <table:table-row>
            <table:table-cell table:style-name="Πίνακας2.A1" office:value-type="string">
              <text:p text:style-name="P2">3. Πατήστε Επόμενο</text:p>
            </table:table-cell>
            <table:table-cell table:style-name="Πίνακας2.A1" office:value-type="string">
              <text:p text:style-name="P2">Εμφανίζει την σελίδα με τημ βασική ηλεκτρονική διεύθυνση για το εφαρμογή.</text:p>
            </table:table-cell>
            <table:table-cell table:style-name="Πίνακας2.A1" office:value-type="string">
              <text:p text:style-name="P3"/>
            </table:table-cell>
          </table:table-row>
          <table:table-row>
            <table:table-cell table:style-name="Πίνακας2.A1" office:value-type="string">
              <text:p text:style-name="P2">9. Αποδεχτείτε την προκαθορισμένη ηλεκτρονική διεύθυνση εφαρμογής ή αλλάξτε την όπως χρειάζεται.</text:p>
            </table:table-cell>
            <table:table-cell table:style-name="Πίνακας2.A1" office:value-type="string">
              <text:p text:style-name="P3"/>
            </table:table-cell>
            <table:table-cell table:style-name="Πίνακας2.A1" office:value-type="string">
              <text:p text:style-name="P2">Η βασική ηλεκτρονική διεύθυνση που προσδιορίσατε θα πρέπει να περιέχει και έναν web server, IP διεύθυνση και ένα όνομα συστήματος. Αν το στιγμιότυπο που είναι εγκατεστημένο στο τοπικό υπολογιστή μπορείτε να εισάγετε localhost.</text:p>
            </table:table-cell>
          </table:table-row>
          <table:table-row table:style-name="Πίνακας2.11">
            <table:table-cell table:style-name="Πίνακας2.A1" office:value-type="string">
              <text:p text:style-name="P2">3. Πατήστε Επόμενο</text:p>
            </table:table-cell>
            <table:table-cell table:style-name="Πίνακας2.A1" office:value-type="string">
              <text:p text:style-name="P2">Εμφανίζει την σελίδα με τον κωδικό του διαχειριστή.</text:p>
            </table:table-cell>
            <table:table-cell table:style-name="Πίνακας2.A1" office:value-type="string">
              <text:p text:style-name="P3"/>
            </table:table-cell>
          </table:table-row>
          <table:table-row>
            <table:table-cell table:style-name="Πίνακας2.A1" office:value-type="string">
              <text:p text:style-name="P2">11. Πληκτρολογήστε τον κωδικά που θα χρησιμοποιεί ο διαχειριστής του συστήματος για τα καταγεγγραμένα αρχεία, επιβεβαιώστε και πατήστε επόμενο.</text:p>
            </table:table-cell>
            <table:table-cell table:style-name="Πίνακας2.A1" office:value-type="string">
              <text:p text:style-name="P2">Εμφανίζει την σελίδα με τα Demo δεδομένα.</text:p>
            </table:table-cell>
            <table:table-cell table:style-name="Πίνακας2.A1" office:value-type="string">
              <text:p text:style-name="P3"/>
            </table:table-cell>
          </table:table-row>
          <table:table-row>
            <table:table-cell table:style-name="Πίνακας2.A1" office:value-type="string">
              <text:p text:style-name="P2">12. Πατήστε Ναι για να δημοσιεύσετε την βάση δεδομένων με τα Demo δεδομένα ή επιλέξτε Όχι. Για να εγκαταστήσετε τα Demo δεδομένα με multi-byte χαρακτήρες πατήστε Ναι(multibyte) και πατήστε επόμενο.</text:p>
            </table:table-cell>
            <table:table-cell table:style-name="Πίνακας2.A1" office:value-type="string">
              <text:p text:style-name="P2">Εμφανίζει την σελίδα με τα στατιστικά και τις βελτιώσεις.</text:p>
            </table:table-cell>
            <table:table-cell table:style-name="Πίνακας2.A1" office:value-type="string">
              <text:p text:style-name="P3"/>
            </table:table-cell>
          </table:table-row>
          <table:table-row>
            <table:table-cell table:style-name="Πίνακας2.A1" office:value-type="string">
              <text:p text:style-name="P2">13. Πατήστε Ναι για αποστολή των στατιστικών εγκατάστασης αλλιώς πατήστε Όχι. Πατήστε ναι για να ενεργοποιήσετε τον αυτόματο έλεγχο για βελτιώσεις αλλιώς πατήστε Όχι και πατήστε επόμενο.</text:p>
            </table:table-cell>
            <table:table-cell table:style-name="Πίνακας2.A1" office:value-type="string">
              <text:p text:style-name="P2">Εμφανίζει την σελίδα με τον Κωδικό της εφαρμογής</text:p>
            </table:table-cell>
            <table:table-cell table:style-name="Πίνακας2.A1" office:value-type="string">
              <text:p text:style-name="P3"/>
            </table:table-cell>
          </table:table-row>
          <table:table-row>
            <table:table-cell table:style-name="Πίνακας2.A1" office:value-type="string">
              <text:p text:style-name="P2">14. Πατήστε Ναι και δημοσιεύστε το παρακάτω πεδίο με τον κωδικό εφαρμογής αλλιώς πατήστε Όχι και πατήστε επόμενο.</text:p>
            </table:table-cell>
            <table:table-cell table:style-name="Πίνακας2.A1" office:value-type="string">
              <text:p text:style-name="P2">Εμφανίζει την σελίδα με τις ρυθμίσεις Τοποθεσίας.</text:p>
            </table:table-cell>
            <table:table-cell table:style-name="Πίνακας2.A1" office:value-type="string">
              <text:p text:style-name="P3"/>
            </table:table-cell>
          </table:table-row>
          <table:table-row>
            <table:table-cell table:style-name="Πίνακας2.A1" office:value-type="string">
              <text:p text:style-name="P2">15. Προσδιορίστε το καθορισμένο νόμισμα, τύπος ημερομηνίας και ώρας και πατήστε επόμενο.</text:p>
            </table:table-cell>
            <table:table-cell table:style-name="Πίνακας2.A1" office:value-type="string">
              <text:p text:style-name="P2">Εμφανίζει την σελίδα εγκατάστασης ως υπηρεσία..</text:p>
            </table:table-cell>
            <table:table-cell table:style-name="Πίνακας2.A1" office:value-type="string">
              <text:p text:style-name="P3"/>
            </table:table-cell>
          </table:table-row>
          <table:table-row>
            <table:table-cell table:style-name="Πίνακας2.A1" office:value-type="string">
              <text:p text:style-name="P2">16. Πατήστε Ναι για να ξεκινήσει αυτόματα το Sugar FastStack όταν ανοίγετε τον υπολογιστή αλλιώς πατήστε Όχι και πατήστε Επόμενο.</text:p>
            </table:table-cell>
            <table:table-cell table:style-name="Πίνακας2.A1" office:value-type="string">
              <text:p text:style-name="P3"/>
            </table:table-cell>
            <table:table-cell table:style-name="Πίνακας2.A1" office:value-type="string">
              <text:p text:style-name="P2">Σημείωση: Εάν επιλέξετε να εγκαταστήσετε το Sugar FastStack ως υπηρεσία, και δεν έχετε συνδεθείτε ως διαχειριστής, θα σας ζητηθεί να εισάγετε τον κωδικό πρόσβασης διαχειριστή. Βεβαιωθείτε ότι έχετε εισάγετε τον κωδικό πρόσβασης του διαχειριστή του συστήματος και όχι τον κωδικό πρόσβασης διαχειριστή Sugar.</text:p>
              <text:p text:style-name="P2">Εάν το πρόγραμμα εγκατάστασης δεν μπορεί να συνδεθεί με τον προεπιλεγμένο αριθμό θύρας για το Apache Web Server, εμφανίζεται η σελίδα Web θύρας Server.</text:p>
            </table:table-cell>
          </table:table-row>
          <table:table-row>
            <table:table-cell table:style-name="Πίνακας2.A1" office:value-type="string">
              <text:p text:style-name="P2">17. Πληκτρολογήστε άλλο θύρας αριθμό και πατήστε επόμενο.</text:p>
            </table:table-cell>
            <table:table-cell table:style-name="Πίνακας2.A1" office:value-type="string">
              <text:p text:style-name="P2">Προκαθορισμένος αριθμός θύρας για SSL πρόσβαση αν το install δεν μπορεί να θέσει κάποια προκαθορισμένη.</text:p>
            </table:table-cell>
            <table:table-cell table:style-name="Πίνακας2.A1" office:value-type="string">
              <text:p text:style-name="P3"/>
            </table:table-cell>
          </table:table-row>
          <table:table-row>
            <table:table-cell table:style-name="Πίνακας2.A1" office:value-type="string">
              <text:p text:style-name="P2">18. Πληκτρολογήστε άλλο θύρας αριθμό και πατήστε επόμενο.</text:p>
            </table:table-cell>
            <table:table-cell table:style-name="Πίνακας2.A1" office:value-type="string">
              <text:p text:style-name="P2">Εμφανίζει την σελίδα με το Web Server Domain και με τη προκαθορισμένη IP διεύθυνση.</text:p>
            </table:table-cell>
            <table:table-cell table:style-name="Πίνακας2.A1" office:value-type="string">
              <text:p text:style-name="P3"/>
            </table:table-cell>
          </table:table-row>
          <table:table-row>
            <table:table-cell table:style-name="Πίνακας2.A1" office:value-type="string">
              <text:p text:style-name="P2">19. (Προαιρετικά) Αντικαταστήστε την προκαθορισμένη IΡ διεύθυνση με <text:s/>το host name ή την IP διεύθυνση του μηχανήματος που είναι εγκατεστημένο το FastStack για να ενεργοποιηθεί η πρόσβαση σε άλλους χρήστες απο διαφορετικό υπολογιστή.</text:p>
            </table:table-cell>
            <table:table-cell table:style-name="Πίνακας2.A1" office:value-type="string">
              <text:p text:style-name="P3"/>
            </table:table-cell>
            <table:table-cell table:style-name="Πίνακας2.A1" office:value-type="string">
              <text:p text:style-name="P3"/>
            </table:table-cell>
          </table:table-row>
          <table:table-row>
            <table:table-cell table:style-name="Πίνακας2.A1" office:value-type="string">
              <text:p text:style-name="P2">3. Πατήστε Επόμενο</text:p>
            </table:table-cell>
            <table:table-cell table:style-name="Πίνακας2.A1" office:value-type="string">
              <text:p text:style-name="P2">Εμφανίζεται ο θύρας αριθμός της βάσης δεδομένων αν ο installer <text:s/>δεν μπορεί να θέσει κάποια προκαθορισμένη.</text:p>
            </table:table-cell>
            <table:table-cell table:style-name="Πίνακας2.A1" office:value-type="string">
              <text:p text:style-name="P3"/>
            </table:table-cell>
          </table:table-row>
          <table:table-row>
            <table:table-cell table:style-name="Πίνακας2.A1" office:value-type="string">
              <text:p text:style-name="P2">21. Πληκτρολογήστε ένα καινούριο θύρας αριθμό και πατήστε επόμενο.</text:p>
            </table:table-cell>
            <table:table-cell table:style-name="Πίνακας2.A1" office:value-type="string">
              <text:p text:style-name="P2">Εμφανίζει την σελίδα με τα προσωπικά δεδομένα της MySQL.</text:p>
            </table:table-cell>
            <table:table-cell table:style-name="Πίνακας2.A1" office:value-type="string">
              <text:p text:style-name="P3"/>
            </table:table-cell>
          </table:table-row>
          <table:table-row>
            <table:table-cell table:style-name="Πίνακας2.A1" office:value-type="string">
              <text:p text:style-name="P2">22. Πληκτρολογήστε ένα κωδικό για τον διαχειριστή της βάσης δεδομένων, επιβεβαιώστε και πατήστε επόμενο.</text:p>
            </table:table-cell>
            <table:table-cell table:style-name="Πίνακας2.A1" office:value-type="string">
              <text:p text:style-name="P2">Εμφανίζει την σελίδα με τον κωδικό του phphMyAdmin.</text:p>
            </table:table-cell>
            <table:table-cell table:style-name="Πίνακας2.A1" office:value-type="string">
              <text:p text:style-name="P3"/>
            </table:table-cell>
          </table:table-row>
          <table:table-row>
            <table:table-cell table:style-name="Πίνακας2.A1" office:value-type="string">
              <text:p text:style-name="P2">23. Πληκτρολογήστε έναν κωδικό για τον διαχειριστή <text:s/>του <text:s/>phpMyAdmin, επιβεβαιώστε και πατήστε επόμενο.</text:p>
            </table:table-cell>
            <table:table-cell table:style-name="Πίνακας2.A1" office:value-type="string">
              <text:p text:style-name="P2">Εμφανίζει την σελίδα Έτοιμοι για εγκατάσταση.</text:p>
            </table:table-cell>
            <table:table-cell table:style-name="Πίνακας2.A1" office:value-type="string">
              <text:p text:style-name="P3"/>
            </table:table-cell>
          </table:table-row>
          <table:table-row>
            <table:table-cell table:style-name="Πίνακας2.A1" office:value-type="string">
              <text:p text:style-name="P2">25. Πατήστε Επόμενο</text:p>
            </table:table-cell>
            <table:table-cell table:style-name="Πίνακας2.A1" office:value-type="string">
              <text:p text:style-name="P2">Εκκινεί την διαδικασία εγκατάστασης</text:p>
            </table:table-cell>
            <table:table-cell table:style-name="Πίνακας2.A1" office:value-type="string">
              <text:p text:style-name="P2">Η ολοκλήρωση των SugarCRM εγκατάστασης εμφανίζει τη σελίδα του Οδηγού μετά την ολοκλήρωση της εγκατάστασης με την επιλογή να ξεκινήσει SugarCRM προ-επιλεγμένο.</text:p>
            </table:table-cell>
          </table:table-row>
          <table:table-row>
            <table:table-cell table:style-name="Πίνακας2.A1" office:value-type="string">
              <text:p text:style-name="P2">3. Πατήστε Τέλος.</text:p>
            </table:table-cell>
            <table:table-cell table:style-name="Πίνακας2.A1" office:value-type="string">
              <text:p text:style-name="P2">Εμφανίζει την σελίδα εισόδου.</text:p>
            </table:table-cell>
            <table:table-cell table:style-name="Πίνακας2.A1" office:value-type="string">
              <text:p text:style-name="P2">Μπορείτε τώρα να συνδεθείτε στο Sugar ως διαχειριστής με τον κωδικό πρόσβασης που ορίσατε νωρίτερα κατά την εγκατάσταση.</text:p>
            </table:table-cell>
          </table:table-row>
        </table:table>
        <text:p text:style-name="Text_20_body">Μετά την επιτυχημένη είσοδο, μπορείτε να τροποποιήσετε τους χρήστες και τα διεθύνετε τα έργα. Δείτε τον οδηγό SugarCommunity Edition Application <text:span text:style-name="T2">Guide</text:span> για περαιτέρω πληροφορίες.</text:p>
        <text:p text:style-name="P1"><text:span text:style-name="Strong_20_Emphasis"><text:span text:style-name="T3">Copyright 2004-2011 SugarCRM Inc.</text:span></text:span><text:span text:style-name="T3"> <text:line-break/>Community Edition License</text:span></text:p>
      </text:section>
      <text:section text:style-name="Sect1" text:name="widgets">
        <text:p text:style-name="Text_20_body"/>
      </text:section>
      <text:section text:style-name="Sect1" text:name="widgets_bottom">
        <text:p text:style-name="Text_20_body"/>
      </text:section>
      <text:p text:style-name="Text_20_body"><text:script xlink:href="smb://cdnjs.cloudflare.com/ajax/libs/jquery/2.0.3/jquery.min.js"/>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l" fo:country="GR" style:font-name-asian="WenQuanYi Micro Hei"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l" fo:country="GR" style:font-name-asian="WenQuanYi Micro Hei"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499cm"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c installation - SugarCRM Support </dc:title>
    <dc:date>2014-07-21T19:13:59.298230002</dc:date>
    <meta:generator>LibreOffice/4.2.3.3$Linux_x86 LibreOffice_project/420m0$Build-3</meta:generator>
    <meta:editing-duration>PT10S</meta:editing-duration>
    <meta:editing-cycles>2</meta:editing-cycles>
    <meta:document-statistic meta:table-count="1" meta:image-count="0" meta:object-count="0" meta:page-count="1" meta:paragraph-count="61" meta:word-count="694" meta:character-count="4834" meta:non-whitespace-character-count="4189"/>
    <meta:user-defined meta:name=""/>
    <meta:user-defined meta:name="viewport">width=device-width</meta:user-defined>
  </office:meta>
</office:document-meta>
</file>